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B000003D3E5D209C4D40D77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998cm" svg:y="0.212cm" svg:width="20.999cm" svg:height="25.345cm" draw:z-index="0"><draw:image xlink:href="Pictures/100000000000032B000003D3E5D209C4D40D77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9:25:29.110063212</meta:creation-date>
    <dc:date>2016-11-20T19:26:40.404890789</dc:date>
    <meta:editing-duration>PT1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